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2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J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J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J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J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J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J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J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J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J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J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J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J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J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style:min-row-height="0.748cm" fo:background-color="transparent">
        <style:background-image/>
      </style:table-row-properties>
    </style:style>
    <style:style style:name="Tableau1.J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J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J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J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J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J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J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J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J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8d1e" officeooo:paragraph-rsid="00428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8d1e" officeooo:paragraph-rsid="00428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text-properties officeooo:paragraph-rsid="0026678d"/>
    </style:style>
    <style:style style:name="P36" style:family="paragraph" style:parent-style-name="Standard">
      <style:paragraph-properties fo:break-before="page"/>
      <style:text-properties officeooo:paragraph-rsid="0026678d"/>
    </style:style>
    <style:style style:name="P37" style:family="paragraph" style:parent-style-name="Standard">
      <style:text-properties officeooo:rsid="0021cccc" officeooo:paragraph-rsid="0021c92f"/>
    </style:style>
    <style:style style:name="P38" style:family="paragraph" style:parent-style-name="Standard">
      <style:text-properties officeooo:rsid="00428d1e" officeooo:paragraph-rsid="00428d1e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08b99"/>
    </style:style>
    <style:style style:name="T7" style:family="text">
      <style:text-properties officeooo:rsid="003c83f4"/>
    </style:style>
    <style:style style:name="T8" style:family="text">
      <style:text-properties officeooo:rsid="004054ff"/>
    </style:style>
    <style:style style:name="T9" style:family="text">
      <style:text-properties officeooo:rsid="00410c20"/>
    </style:style>
    <style:style style:name="T10" style:family="text">
      <style:text-properties officeooo:rsid="00428d1e"/>
    </style:style>
    <style:style style:name="T11" style:family="text">
      <style:text-properties officeooo:rsid="00466a0a"/>
    </style:style>
    <style:style style:name="T12" style:family="text">
      <style:text-properties officeooo:rsid="004754c1"/>
    </style:style>
    <style:style style:name="T13" style:family="text">
      <style:text-properties officeooo:rsid="004a82a7"/>
    </style:style>
    <style:style style:name="T14" style:family="text">
      <style:text-properties officeooo:rsid="004e49c0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8">E1 : 12/09/2022 ( 20 points)</text:p>
      <text:p text:style-name="P37"/>
      <text:p text:style-name="P37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0">N°</text:p>
          </table:table-cell>
          <table:table-cell table:style-name="Tableau1.A1" office:value-type="string">
            <text:p text:style-name="P21">Nom &amp; Prénoms</text:p>
          </table:table-cell>
          <table:table-cell table:style-name="Tableau1.A1" office:value-type="string">
            <text:p text:style-name="P30">E1</text:p>
          </table:table-cell>
          <table:table-cell table:style-name="Tableau1.A1" office:value-type="string">
            <text:p text:style-name="P30">E2</text:p>
          </table:table-cell>
          <table:table-cell table:style-name="Tableau1.A1" office:value-type="string">
            <text:p text:style-name="P30">E3</text:p>
          </table:table-cell>
          <table:table-cell table:style-name="Tableau1.A1" office:value-type="string">
            <text:p text:style-name="P28">E<text:span text:style-name="T10">4</text:span></text:p>
          </table:table-cell>
          <table:table-cell table:style-name="Tableau1.A1" office:value-type="string">
            <text:p text:style-name="P22"><text:span text:style-name="T4">E</text:span><text:span text:style-name="T10">5</text:span></text:p>
          </table:table-cell>
          <table:table-cell table:style-name="Tableau1.A1" office:value-type="string">
            <text:p text:style-name="P22"><text:span text:style-name="T4">E</text:span><text:span text:style-name="T10">6</text:span></text:p>
          </table:table-cell>
          <table:table-cell table:style-name="Tableau1.A1" office:value-type="string">
            <text:p text:style-name="P22">M</text:p>
          </table:table-cell>
          <table:table-cell table:style-name="Tableau1.J1" office:value-type="string">
            <text:p text:style-name="P22">Observations</text:p>
          </table:table-cell>
        </table:table-row>
        <table:table-row table:style-name="Tableau1.2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33"/>
          </table:table-cell>
          <table:table-cell table:style-name="Tableau1.C2" office:value-type="float" office:value="20">
            <text:p text:style-name="P31">20,00</text:p>
          </table:table-cell>
          <table:table-cell table:style-name="Tableau1.C2">
            <text:p text:style-name="P26"/>
          </table:table-cell>
          <table:table-cell table:style-name="Tableau1.C2">
            <text:p text:style-name="P26"/>
          </table:table-cell>
          <table:table-cell table:style-name="Tableau1.C2">
            <text:p text:style-name="P31"/>
          </table:table-cell>
          <table:table-cell table:style-name="Tableau1.C2">
            <text:p text:style-name="P26"/>
          </table:table-cell>
          <table:table-cell table:style-name="Tableau1.C2">
            <text:p text:style-name="P26"/>
          </table:table-cell>
          <table:table-cell table:style-name="Tableau1.C2" table:formula="ooow:sum &lt;C2:H2&gt;" office:value-type="float" office:value="20">
            <text:p text:style-name="P26">20,00</text:p>
          </table:table-cell>
          <table:table-cell table:style-name="Tableau1.J2" office:value-type="string">
            <text:p text:style-name="P23"/>
          </table:table-cell>
        </table:table-row>
        <table:table-row table:style-name="Tableau1.3">
          <table:table-cell table:style-name="Tableau1.A3" office:value-type="float" office:value="1">
            <text:p text:style-name="P30">1</text:p>
          </table:table-cell>
          <table:table-cell table:style-name="Tableau1.A2" office:value-type="string">
            <text:p text:style-name="P16">ABDOU ASSANI <text:span text:style-name="T5">Fatima</text:span></text:p>
          </table:table-cell>
          <table:table-cell table:style-name="Tableau1.A2" office:value-type="string">
            <text:p text:style-name="P26">*</text:p>
          </table:table-cell>
          <table:table-cell table:style-name="Tableau1.C2">
            <text:p text:style-name="P26"/>
          </table:table-cell>
          <table:table-cell table:style-name="Tableau1.C2">
            <text:p text:style-name="P26"/>
          </table:table-cell>
          <table:table-cell table:style-name="Tableau1.C2">
            <text:p text:style-name="P26"/>
          </table:table-cell>
          <table:table-cell table:style-name="Tableau1.C2">
            <text:p text:style-name="P26"/>
          </table:table-cell>
          <table:table-cell table:style-name="Tableau1.C2">
            <text:p text:style-name="P26"/>
          </table:table-cell>
          <table:table-cell table:style-name="Tableau1.C2" table:formula="ooow:sum &lt;C3:H3&gt;" office:value-type="float" office:value="0">
            <text:p text:style-name="P26">0,00</text:p>
          </table:table-cell>
          <table:table-cell table:style-name="Tableau1.J3" office:value-type="string">
            <text:p text:style-name="P23">- <text:span text:style-name="T6">Implication(</text:span><text:span text:style-name="T9">2</text:span><text:span text:style-name="T6">)</text:span></text:p>
          </table:table-cell>
        </table:table-row>
        <table:table-row table:style-name="Tableau1.4">
          <table:table-cell table:style-name="Tableau1.A3" table:formula="ooow:&lt;A3&gt;+1" office:value-type="float" office:value="2">
            <text:p text:style-name="P15">2</text:p>
          </table:table-cell>
          <table:table-cell table:style-name="Tableau1.A2" office:value-type="string">
            <text:p text:style-name="P17">ABOUBACAR ALI <text:span text:style-name="T5">Farhati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 table:formula="ooow:sum &lt;C4:H4&gt;" office:value-type="float" office:value="0">
            <text:p text:style-name="P26">0,00</text:p>
          </table:table-cell>
          <table:table-cell table:style-name="Tableau1.J4" office:value-type="string">
            <text:p text:style-name="P24">- <text:span text:style-name="T6">Implication(1)</text:span></text:p>
          </table:table-cell>
        </table:table-row>
        <table:table-row table:style-name="Tableau1.5">
          <table:table-cell table:style-name="Tableau1.A3" table:formula="ooow:&lt;A4&gt;+1" office:value-type="float" office:value="3">
            <text:p text:style-name="P15">3</text:p>
          </table:table-cell>
          <table:table-cell table:style-name="Tableau1.A2" office:value-type="string">
            <text:p text:style-name="P17">AHMED-COMBO <text:span text:style-name="T5">Wannah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 table:formula="ooow:sum &lt;C5:H5&gt;" office:value-type="float" office:value="0">
            <text:p text:style-name="P26">0,00</text:p>
          </table:table-cell>
          <table:table-cell table:style-name="Tableau1.J5" office:value-type="string">
            <text:p text:style-name="P25">- <text:span text:style-name="T6">Implication(</text:span><text:span text:style-name="T8">3</text:span><text:span text:style-name="T6">)</text:span></text:p>
          </table:table-cell>
        </table:table-row>
        <table:table-row table:style-name="Tableau1.6">
          <table:table-cell table:style-name="Tableau1.A3" table:formula="ooow:&lt;A5&gt;+1" office:value-type="float" office:value="4">
            <text:p text:style-name="P15">4</text:p>
          </table:table-cell>
          <table:table-cell table:style-name="Tableau1.A2" office:value-type="string">
            <text:p text:style-name="P17">ALI BACAR <text:span text:style-name="T5">Oumi</text:span> Asma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 table:formula="ooow:sum &lt;C6:H6&gt;" office:value-type="float" office:value="0">
            <text:p text:style-name="P26">0,00</text:p>
          </table:table-cell>
          <table:table-cell table:style-name="Tableau1.J6" office:value-type="string">
            <text:p text:style-name="P24">- <text:span text:style-name="T6">Implication(1)</text:span></text:p>
          </table:table-cell>
        </table:table-row>
        <table:table-row table:style-name="Tableau1.7">
          <table:table-cell table:style-name="Tableau1.A3" table:formula="ooow:&lt;A6&gt;+1" office:value-type="float" office:value="5">
            <text:p text:style-name="P15">5</text:p>
          </table:table-cell>
          <table:table-cell table:style-name="Tableau1.A2" office:value-type="string">
            <text:p text:style-name="P17">ANLI <text:span text:style-name="T5">Aydi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 table:formula="ooow:sum &lt;C7:H7&gt;" office:value-type="float" office:value="0">
            <text:p text:style-name="P26">0,00</text:p>
          </table:table-cell>
          <table:table-cell table:style-name="Tableau1.J7" office:value-type="string">
            <text:p text:style-name="P24">- <text:span text:style-name="T6">Implication(1)</text:span></text:p>
          </table:table-cell>
        </table:table-row>
        <table:table-row table:style-name="Tableau1.8">
          <table:table-cell table:style-name="Tableau1.A3" table:formula="ooow:&lt;A7&gt;+1" office:value-type="float" office:value="6">
            <text:p text:style-name="P15">6</text:p>
          </table:table-cell>
          <table:table-cell table:style-name="Tableau1.A2" office:value-type="string">
            <text:p text:style-name="P17">ASSANI <text:span text:style-name="T5">Arshad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 table:formula="ooow:sum &lt;C8:H8&gt;" office:value-type="float" office:value="0">
            <text:p text:style-name="P26">0,00</text:p>
          </table:table-cell>
          <table:table-cell table:style-name="Tableau1.J8" office:value-type="string">
            <text:p text:style-name="P24">- <text:span text:style-name="T6">Implication(</text:span><text:span text:style-name="T9">2</text:span><text:span text:style-name="T6">)</text:span></text:p>
          </table:table-cell>
        </table:table-row>
        <table:table-row table:style-name="Tableau1.9">
          <table:table-cell table:style-name="Tableau1.A3" table:formula="ooow:&lt;A8&gt;+1" office:value-type="float" office:value="7">
            <text:p text:style-name="P15">7</text:p>
          </table:table-cell>
          <table:table-cell table:style-name="Tableau1.A2" office:value-type="string">
            <text:p text:style-name="P17">BACAR <text:span text:style-name="T5">Houzali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 table:formula="ooow:sum &lt;C9:H9&gt;" office:value-type="float" office:value="0">
            <text:p text:style-name="P26">0,00</text:p>
          </table:table-cell>
          <table:table-cell table:style-name="Tableau1.J9" office:value-type="string">
            <text:p text:style-name="P24">- <text:span text:style-name="T6">Implication(1)</text:span></text:p>
          </table:table-cell>
        </table:table-row>
        <table:table-row table:style-name="Tableau1.10">
          <table:table-cell table:style-name="Tableau1.A3" table:formula="ooow:&lt;A9&gt;+1" office:value-type="float" office:value="8">
            <text:p text:style-name="P15">8</text:p>
          </table:table-cell>
          <table:table-cell table:style-name="Tableau1.A2" office:value-type="string">
            <text:p text:style-name="P17">BAMOUSSA <text:span text:style-name="T5">Abdouraouf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 table:formula="ooow:sum &lt;C10:H10&gt;" office:value-type="float" office:value="0">
            <text:p text:style-name="P26">0,00</text:p>
          </table:table-cell>
          <table:table-cell table:style-name="Tableau1.J10" office:value-type="string">
            <text:p text:style-name="P24">- <text:span text:style-name="T6">Implication(1)</text:span></text:p>
          </table:table-cell>
        </table:table-row>
        <table:table-row table:style-name="Tableau1.11">
          <table:table-cell table:style-name="Tableau1.A3" table:formula="ooow:&lt;A10&gt;+1" office:value-type="float" office:value="9">
            <text:p text:style-name="P15">9</text:p>
          </table:table-cell>
          <table:table-cell table:style-name="Tableau1.A2" office:value-type="string">
            <text:p text:style-name="P17">BOINAIDI <text:span text:style-name="T5">Karim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>
            <text:p text:style-name="P27"/>
          </table:table-cell>
          <table:table-cell table:style-name="Tableau1.C2" table:formula="ooow:sum &lt;C11:H11&gt;" office:value-type="float" office:value="0">
            <text:p text:style-name="P26">0,00</text:p>
          </table:table-cell>
          <table:table-cell table:style-name="Tableau1.J11" office:value-type="string">
            <text:p text:style-name="P24">- <text:span text:style-name="T6">Implication(1)</text:span></text:p>
          </table:table-cell>
        </table:table-row>
        <table:table-row table:style-name="Tableau1.12">
          <table:table-cell table:style-name="Tableau1.A3" table:formula="ooow:&lt;A11&gt;+1" office:value-type="float" office:value="10">
            <text:p text:style-name="P15">10</text:p>
          </table:table-cell>
          <table:table-cell table:style-name="Tableau1.A2" office:value-type="string">
            <text:p text:style-name="P17">DARKATINE <text:span text:style-name="T5">Nadjaïna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12:H12&gt;" office:value-type="float" office:value="0">
            <text:p text:style-name="P26">0,00</text:p>
          </table:table-cell>
          <table:table-cell table:style-name="Tableau1.J12" office:value-type="string">
            <text:p text:style-name="P24">- <text:span text:style-name="T6">Implication(1)</text:span></text:p>
          </table:table-cell>
        </table:table-row>
        <table:table-row table:style-name="Tableau1.13">
          <table:table-cell table:style-name="Tableau1.A3" table:formula="ooow:&lt;A12&gt;+1" office:value-type="float" office:value="11">
            <text:p text:style-name="P15">11</text:p>
          </table:table-cell>
          <table:table-cell table:style-name="Tableau1.A2" office:value-type="string">
            <text:p text:style-name="P18">DJANFAR <text:span text:style-name="T5">Nora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13:H13&gt;" office:value-type="float" office:value="0">
            <text:p text:style-name="P26">0,00</text:p>
          </table:table-cell>
          <table:table-cell table:style-name="Tableau1.J13" office:value-type="string">
            <text:p text:style-name="P24">- <text:span text:style-name="T6">Implication(</text:span><text:span text:style-name="T12">2</text:span><text:span text:style-name="T6">)</text:span></text:p>
          </table:table-cell>
        </table:table-row>
        <table:table-row table:style-name="Tableau1.14">
          <table:table-cell table:style-name="Tableau1.A3" table:formula="ooow:&lt;A13&gt;+1" office:value-type="float" office:value="12">
            <text:p text:style-name="P15">12</text:p>
          </table:table-cell>
          <table:table-cell table:style-name="Tableau1.A2" office:value-type="string">
            <text:p text:style-name="P18">HAZAM Halfa <text:span text:style-name="T5">Anli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14:H14&gt;" office:value-type="float" office:value="0">
            <text:p text:style-name="P26">0,00</text:p>
          </table:table-cell>
          <table:table-cell table:style-name="Tableau1.J14" office:value-type="string">
            <text:p text:style-name="P24">- <text:span text:style-name="T6">Implication(1)</text:span></text:p>
          </table:table-cell>
        </table:table-row>
        <table:table-row table:style-name="Tableau1.15">
          <table:table-cell table:style-name="Tableau1.A3" table:formula="ooow:&lt;A14&gt;+1" office:value-type="float" office:value="13">
            <text:p text:style-name="P15">13</text:p>
          </table:table-cell>
          <table:table-cell table:style-name="Tableau1.A2" office:value-type="string">
            <text:p text:style-name="P18">HOUMADI ALI <text:span text:style-name="T5">Faika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15:H15&gt;" office:value-type="float" office:value="0">
            <text:p text:style-name="P26">0,00</text:p>
          </table:table-cell>
          <table:table-cell table:style-name="Tableau1.J15" office:value-type="string">
            <text:p text:style-name="P24">- <text:span text:style-name="T6">Implication(1)</text:span></text:p>
          </table:table-cell>
        </table:table-row>
        <table:table-row table:style-name="Tableau1.16">
          <table:table-cell table:style-name="Tableau1.A3" table:formula="ooow:&lt;A15&gt;+1" office:value-type="float" office:value="14">
            <text:p text:style-name="P15">14</text:p>
          </table:table-cell>
          <table:table-cell table:style-name="Tableau1.A2" office:value-type="string">
            <text:p text:style-name="P18">IBRAHIM HOUMADI <text:span text:style-name="T5">Ankoub</text:span></text:p>
          </table:table-cell>
          <table:table-cell table:style-name="Tableau1.A2" office:value-type="string">
            <text:p text:style-name="P31">abs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29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16:H16&gt;" office:value-type="float" office:value="0">
            <text:p text:style-name="P26">0,00</text:p>
          </table:table-cell>
          <table:table-cell table:style-name="Tableau1.J16" office:value-type="string">
            <text:p text:style-name="P24">- <text:span text:style-name="T6">Absence(1)</text:span></text:p>
            <text:p text:style-name="P24">- <text:span text:style-name="T14">Implication( ?)</text:span></text:p>
          </table:table-cell>
        </table:table-row>
        <table:table-row table:style-name="Tableau1.17">
          <table:table-cell table:style-name="Tableau1.A3" table:formula="ooow:&lt;A16&gt;+1" office:value-type="float" office:value="15">
            <text:p text:style-name="P15">15</text:p>
          </table:table-cell>
          <table:table-cell table:style-name="Tableau1.A2" office:value-type="string">
            <text:p text:style-name="P18">JIMMY <text:span text:style-name="T5">Mario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17:H17&gt;" office:value-type="float" office:value="0">
            <text:p text:style-name="P26">0,00</text:p>
          </table:table-cell>
          <table:table-cell table:style-name="Tableau1.J17" office:value-type="string">
            <text:p text:style-name="P24">- <text:span text:style-name="T6">Implication(1)</text:span></text:p>
          </table:table-cell>
        </table:table-row>
        <table:table-row table:style-name="Tableau1.18">
          <table:table-cell table:style-name="Tableau1.A3" table:formula="ooow:&lt;A17&gt;+1" office:value-type="float" office:value="16">
            <text:p text:style-name="P15">16</text:p>
          </table:table-cell>
          <table:table-cell table:style-name="Tableau1.A2" office:value-type="string">
            <text:p text:style-name="P18">MANSOIBOU <text:span text:style-name="T5">Naissa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18:H18&gt;" office:value-type="float" office:value="0">
            <text:p text:style-name="P26">0,00</text:p>
          </table:table-cell>
          <table:table-cell table:style-name="Tableau1.J18" office:value-type="string">
            <text:p text:style-name="P24">- <text:span text:style-name="T6">Implication(</text:span><text:span text:style-name="T9">2</text:span><text:span text:style-name="T6">)</text:span></text:p>
          </table:table-cell>
        </table:table-row>
        <table:table-row table:style-name="Tableau1.19">
          <table:table-cell table:style-name="Tableau1.A3" table:formula="ooow:&lt;A18&gt;+1" office:value-type="float" office:value="17">
            <text:p text:style-name="P15">17</text:p>
          </table:table-cell>
          <table:table-cell table:style-name="Tableau1.A2" office:value-type="string">
            <text:p text:style-name="P18">MASSIALA Ihlas <text:span text:style-name="T5">Alaeddine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19:H19&gt;" office:value-type="float" office:value="0">
            <text:p text:style-name="P26">0,00</text:p>
          </table:table-cell>
          <table:table-cell table:style-name="Tableau1.J19" office:value-type="string">
            <text:p text:style-name="P24">- <text:span text:style-name="T6">Implication(</text:span><text:span text:style-name="T13">4</text:span><text:span text:style-name="T6">)</text:span></text:p>
          </table:table-cell>
        </table:table-row>
        <table:table-row table:style-name="Tableau1.20">
          <table:table-cell table:style-name="Tableau1.A3" table:formula="ooow:&lt;A19&gt;+1" office:value-type="float" office:value="18">
            <text:p text:style-name="P15">18</text:p>
          </table:table-cell>
          <table:table-cell table:style-name="Tableau1.A2" office:value-type="string">
            <text:p text:style-name="P18">MOUHAMADI <text:span text:style-name="T5">Rosiline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20:H20&gt;" office:value-type="float" office:value="0">
            <text:p text:style-name="P26">0,00</text:p>
          </table:table-cell>
          <table:table-cell table:style-name="Tableau1.J20" office:value-type="string">
            <text:p text:style-name="P24">- <text:span text:style-name="T6">Implication(</text:span><text:span text:style-name="T7">3</text:span><text:span text:style-name="T6">)</text:span></text:p>
          </table:table-cell>
        </table:table-row>
        <table:table-row table:style-name="Tableau1.21">
          <table:table-cell table:style-name="Tableau1.A3" table:formula="ooow:&lt;A20&gt;+1" office:value-type="float" office:value="19">
            <text:p text:style-name="P15">19</text:p>
          </table:table-cell>
          <table:table-cell table:style-name="Tableau1.A2" office:value-type="string">
            <text:p text:style-name="P19">RAGUISSY <text:span text:style-name="T5">Samira</text:span></text:p>
          </table:table-cell>
          <table:table-cell table:style-name="Tableau1.A2" office:value-type="string">
            <text:p text:style-name="P27">*</text:p>
          </table:table-cell>
          <table:table-cell table:style-name="Tableau1.C2">
            <text:p text:style-name="P27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21:H21&gt;" office:value-type="float" office:value="0">
            <text:p text:style-name="P26">0,00</text:p>
          </table:table-cell>
          <table:table-cell table:style-name="Tableau1.J21" office:value-type="string">
            <text:p text:style-name="P24">- <text:span text:style-name="T6">Implication(1)</text:span></text:p>
          </table:table-cell>
        </table:table-row>
        <table:table-row table:style-name="Tableau1.22">
          <table:table-cell table:style-name="Tableau1.A3" table:formula="ooow:&lt;A21&gt;+1" office:value-type="float" office:value="20">
            <text:p text:style-name="P15">20</text:p>
          </table:table-cell>
          <table:table-cell table:style-name="Tableau1.A2" office:value-type="string">
            <text:p text:style-name="P19">SAID HOUMADI <text:span text:style-name="T5">Rahima</text:span></text:p>
          </table:table-cell>
          <table:table-cell table:style-name="Tableau1.A2" office:value-type="string">
            <text:p text:style-name="P32">*</text:p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22:H22&gt;" office:value-type="float" office:value="0">
            <text:p text:style-name="P26">0,00</text:p>
          </table:table-cell>
          <table:table-cell table:style-name="Tableau1.J22" office:value-type="string">
            <text:p text:style-name="P24">- <text:span text:style-name="T6">Implication(1)</text:span></text:p>
          </table:table-cell>
        </table:table-row>
        <text:soft-page-break/>
        <table:table-row table:style-name="Tableau1.23">
          <table:table-cell table:style-name="Tableau1.A3" table:formula="ooow:&lt;A22&gt;+1" office:value-type="float" office:value="21">
            <text:p text:style-name="P15">21</text:p>
          </table:table-cell>
          <table:table-cell table:style-name="Tableau1.A2" office:value-type="string">
            <text:p text:style-name="P19">SAINDOU <text:span text:style-name="T5">Layale</text:span></text:p>
          </table:table-cell>
          <table:table-cell table:style-name="Tableau1.A2" office:value-type="string">
            <text:p text:style-name="P32">*</text:p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23:H23&gt;" office:value-type="float" office:value="0">
            <text:p text:style-name="P26">0,00</text:p>
          </table:table-cell>
          <table:table-cell table:style-name="Tableau1.J23" office:value-type="string">
            <text:p text:style-name="P24">- <text:span text:style-name="T6">Implication(1)</text:span></text:p>
          </table:table-cell>
        </table:table-row>
        <table:table-row table:style-name="Tableau1.24">
          <table:table-cell table:style-name="Tableau1.A3" table:formula="ooow:&lt;A23&gt;+1" office:value-type="float" office:value="22">
            <text:p text:style-name="P15">22</text:p>
          </table:table-cell>
          <table:table-cell table:style-name="Tableau1.A2" office:value-type="string">
            <text:p text:style-name="P19">SALIM <text:span text:style-name="T5">Wirdan</text:span></text:p>
          </table:table-cell>
          <table:table-cell table:style-name="Tableau1.A2" office:value-type="string">
            <text:p text:style-name="P32">*</text:p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24:H24&gt;" office:value-type="float" office:value="0">
            <text:p text:style-name="P26">0,00</text:p>
          </table:table-cell>
          <table:table-cell table:style-name="Tableau1.J24" office:value-type="string">
            <text:p text:style-name="P24">- <text:span text:style-name="T6">Implication(1)</text:span></text:p>
          </table:table-cell>
        </table:table-row>
        <table:table-row table:style-name="Tableau1.25">
          <table:table-cell table:style-name="Tableau1.A3" table:formula="ooow:&lt;A24&gt;+1" office:value-type="float" office:value="23">
            <text:p text:style-name="P15">23</text:p>
          </table:table-cell>
          <table:table-cell table:style-name="Tableau1.A2" office:value-type="string">
            <text:p text:style-name="P19">SOUDJAY <text:span text:style-name="T5">Cathy</text:span></text:p>
          </table:table-cell>
          <table:table-cell table:style-name="Tableau1.A2" office:value-type="string">
            <text:p text:style-name="P32">*</text:p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25:H25&gt;" office:value-type="float" office:value="0">
            <text:p text:style-name="P26">0,00</text:p>
          </table:table-cell>
          <table:table-cell table:style-name="Tableau1.J25" office:value-type="string">
            <text:p text:style-name="P24">- <text:span text:style-name="T6">Implication(1)</text:span></text:p>
          </table:table-cell>
        </table:table-row>
        <table:table-row table:style-name="Tableau1.1">
          <table:table-cell table:style-name="Tableau1.A3" table:formula="ooow:&lt;A25&gt;+1" office:value-type="float" office:value="24">
            <text:p text:style-name="P15">24</text:p>
          </table:table-cell>
          <table:table-cell table:style-name="Tableau1.A2" office:value-type="string">
            <text:p text:style-name="P19">TREGARO <text:span text:style-name="T5">Anaëlle</text:span></text:p>
          </table:table-cell>
          <table:table-cell table:style-name="Tableau1.A2" office:value-type="string">
            <text:p text:style-name="P32">*</text:p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26:H26&gt;" office:value-type="float" office:value="0">
            <text:p text:style-name="P26">0,00</text:p>
          </table:table-cell>
          <table:table-cell table:style-name="Tableau1.J26" office:value-type="string">
            <text:p text:style-name="P24">- <text:span text:style-name="T6">Implication(1)</text:span></text:p>
          </table:table-cell>
        </table:table-row>
        <table:table-row table:style-name="Tableau1.1">
          <table:table-cell table:style-name="Tableau1.A3" table:formula="ooow:&lt;A26&gt;+1" office:value-type="float" office:value="25">
            <text:p text:style-name="P15">25</text:p>
          </table:table-cell>
          <table:table-cell table:style-name="Tableau1.A2" office:value-type="string">
            <text:p text:style-name="P19">VELONTSOA Lala <text:span text:style-name="T5">Chrishina</text:span></text:p>
          </table:table-cell>
          <table:table-cell table:style-name="Tableau1.A2" office:value-type="string">
            <text:p text:style-name="P32">*</text:p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sum &lt;C27:H27&gt;" office:value-type="float" office:value="0">
            <text:p text:style-name="P26">0,00</text:p>
          </table:table-cell>
          <table:table-cell table:style-name="Tableau1.J27" office:value-type="string">
            <text:p text:style-name="P24">- <text:span text:style-name="T6">Implication(1)</text:span></text:p>
          </table:table-cell>
        </table:table-row>
      </table:table>
      <text:p text:style-name="Standard"/>
      <text:p text:style-name="P34"/>
      <text:p text:style-name="P35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5"/>
      <text:p text:style-name="P35"/>
      <text:p text:style-name="P36"/>
      <text:p text:style-name="P35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2"><text:page-number text:select-page="current">2</text:page-number></text:span><text:span text:style-name="MT2"> – </text:span><text:span text:style-name="MT3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10-05T07:24:17.034298024</dc:date>
    <meta:editing-duration>PT3H3M41S</meta:editing-duration>
    <meta:editing-cycles>63</meta:editing-cycles>
    <meta:generator>LibreOffice/7.3.6.2$Linux_X86_64 LibreOffice_project/30$Build-2</meta:generator>
    <meta:document-statistic meta:table-count="3" meta:image-count="0" meta:object-count="0" meta:page-count="6" meta:paragraph-count="352" meta:word-count="498" meta:character-count="2179" meta:non-whitespace-character-count="2031"/>
  </office:meta>
</office:document-meta>
</file>